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ize="12pt" style:font-size-asian="12pt" style:font-size-complex="12pt"/>
    </style:style>
    <style:style style:name="P2" style:family="paragraph" style:parent-style-name="Standard">
      <style:text-properties style:font-name="Arial1" fo:font-size="12pt" officeooo:rsid="00034533" officeooo:paragraph-rsid="00034533" style:font-size-asian="12pt" style:font-size-complex="12pt"/>
    </style:style>
    <style:style style:name="P3" style:family="paragraph" style:parent-style-name="Standard">
      <style:text-properties style:font-name="Arial1" fo:font-size="12pt" fo:language="es" fo:country="ES" officeooo:rsid="00034533" officeooo:paragraph-rsid="00034533" style:font-size-asian="12pt" style:font-size-complex="12pt"/>
    </style:style>
    <style:style style:name="P4" style:family="paragraph" style:parent-style-name="Text_20_body">
      <style:text-properties officeooo:paragraph-rsid="00034533"/>
    </style:style>
    <style:style style:name="P5" style:family="paragraph" style:parent-style-name="Text_20_body">
      <style:text-properties officeooo:rsid="00034533" officeooo:paragraph-rsid="00034533"/>
    </style:style>
    <style:style style:name="P6" style:family="paragraph" style:parent-style-name="Text_20_body">
      <style:text-properties style:font-name="Arial1" fo:font-weight="normal" officeooo:paragraph-rsid="00034533" style:font-weight-asian="normal" style:font-weight-complex="normal"/>
    </style:style>
    <style:style style:name="P7" style:family="paragraph" style:parent-style-name="Standard">
      <style:text-properties style:font-name="Arial1" fo:font-size="12pt" fo:language="es" fo:country="ES" fo:font-weight="normal" officeooo:rsid="00034533" officeooo:paragraph-rsid="00034533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Arial1" fo:font-size="12pt" fo:language="es" fo:country="ES" fo:font-weight="normal" officeooo:rsid="00034533" style:font-size-asian="12pt" style:font-weight-asian="normal" style:font-size-complex="12pt" style:font-weight-complex="normal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weight="normal" officeooo:rsid="00034533" style:font-weight-asian="normal" style:font-weight-complex="normal"/>
    </style:style>
    <style:style style:name="T5" style:family="text">
      <style:text-properties officeooo:rsid="000345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vio a la presentación del notebook o del tablero deben presentar un resumen de que tratan sus datasets, de donde provienen y cuales fueron las preguntas planteadas (para esto se pueden ayudar de un ppt)</text:p>
      <text:p text:style-name="P1"/>
      <text:p text:style-name="P2">Dataset no1<text:span text:style-name="T1">:</text:span></text:p>
      <text:p text:style-name="P2"><text:span text:style-name="T1"/></text:p>
      <text:p text:style-name="P3">El dataset con nombre shootings es un recuento de los disparos realizados por policias en estados unidos Contiene datos básicos sobre las personas, como su nombre, edad, sexo y raza. Junto a ella, está la información sobre el tiroteo/asesinato, como la fecha del suceso, dónde ocurrió, cómo les dispararon, si atacaron. ¿tenían armas? ¿Mostraron alguna enfermedad mental? ¿Llevaba cámara el policía/se grabó el incidente? ¿Huyó el sospechoso? Aparte de eso, una columna de categorías contiene el tipo de arma utilizada por el sospechoso</text:p>
      <text:p text:style-name="P3"/>
      <text:p text:style-name="P3">En base a la anterior información se platearon las siguientes preguntas: </text:p>
      <text:p text:style-name="P3"/>
      <text:p text:style-name="P4"><text:span text:style-name="Strong_20_Emphasis"><text:span text:style-name="T2">Qué estados tienen una mayor proporción de incidentes con personas que presentaban signos de enfermedad mental en comparación con el total de incidentes en ese estado?</text:span></text:span></text:p>
      <text:p text:style-name="P4"><text:span text:style-name="Strong_20_Emphasis"><text:span text:style-name="T3">Cuál es la relación entre la edad de la persona y la probabilidad de que estuviera armada con un arma de fuego?</text:span></text:span></text:p>
      <text:p text:style-name="P4"><text:span text:style-name="Strong_20_Emphasis"><text:span text:style-name="T3">En qué estados se registraron más incidentes donde las personas intentaron huir y no llevaban armas?</text:span></text:span></text:p>
      <text:p text:style-name="P4"><text:span text:style-name="Strong_20_Emphasis"><text:span text:style-name="T3">Cuál es la tendencia temporal del uso de cámaras corporales durante los incidentes en los últimos años?</text:span></text:span></text:p>
      <text:p text:style-name="P4"><text:span text:style-name="Strong_20_Emphasis"><text:span text:style-name="T3">Existen diferencias significativas en el nivel de amenaza</text:span></text:span><text:span text:style-name="Strong_20_Emphasis"><text:span text:style-name="T4"> </text:span></text:span><text:span text:style-name="Strong_20_Emphasis"><text:span text:style-name="T3">entre géneros en los incidentes?</text:span></text:span><text:span text:style-name="T3"> </text:span></text:p>
      <text:p text:style-name="P4"><text:span text:style-name="T3"/></text:p>
      <text:p text:style-name="P5"><text:span text:style-name="T3">Para el dataset no2:</text:span></text:p>
      <text:p text:style-name="P5"><text:span text:style-name="T3"/></text:p>
      <text:p text:style-name="P6"><text:span text:style-name="T5">Es un dataset de 100 partidas realizas por un jugador en el videojuego amongus en las regiones de Europa y norte América, este data set recopila </text:span>Fecha y hora de finalización de la partida<text:span text:style-name="T5">, </text:span>Equipo del jugador (Crewmate o Imposter)<text:span text:style-name="T5">, </text:span>Resultado de la partida (Win o Loss)<text:span text:style-name="T5">, </text:span>Tareas completadas por el jugador.<text:span text:style-name="T5">, </text:span>Si se completaron todas las tareas<text:span text:style-name="T5">, </text:span>Si el jugador fue asesinado<text:span text:style-name="T5">, </text:span>Asesinatos realizados por impostores<text:span text:style-name="T5">, </text:span>Duración de la partida<text:span text:style-name="T5">, </text:span>Si el jugador fue expulsado<text:span text:style-name="T5">, </text:span>Sabotajes reparados<text:span text:style-name="T5">, </text:span>Tiempo para completar todas las tareas<text:span text:style-name="T5">, </text:span>Cambio en el rango del jugador<text:span text:style-name="T5">, </text:span><text:s/>Región o código de la partida. </text:p>
      <text:p text:style-name="P7"/>
      <text:p text:style-name="P7">En base a esta información se plantearon las siguientes preguntas: </text:p>
      <text:p text:style-name="P7"/>
      <text:p text:style-name="P7"/>
      <text:p text:style-name="P7"/>
      <text:p text:style-name="P7">Cual es la tasa de victoria como tripulante vs impostor? </text:p>
      <text:p text:style-name="P7"/>
      <text:p text:style-name="P7">Cual es la distribución de partidas entre las regiones y su tasa de victorias? </text:p>
      <text:p text:style-name="P7"/>
      <text:p text:style-name="P7">Que relación existe entre completar todas las tareas y ganar la partida? </text:p>
      <text:p text:style-name="P7"><text:soft-page-break/></text:p>
      <text:p text:style-name="P7">Como varia el tiempo promedio de duración de las partidas según el equipo? </text:p>
      <text:p text:style-name="P7"/>
      <text:p text:style-name="P7">Cuantos sabotajes se realizaron en cada región? </text:p>
      <text:p text:style-name="P7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7:13:43.673000000</meta:creation-date>
    <dc:date>2024-11-17T17:25:10.914000000</dc:date>
    <meta:editing-duration>PT31S</meta:editing-duration>
    <meta:editing-cycles>1</meta:editing-cycles>
    <meta:document-statistic meta:table-count="0" meta:image-count="0" meta:object-count="0" meta:page-count="2" meta:paragraph-count="18" meta:word-count="391" meta:character-count="2404" meta:non-whitespace-character-count="2019"/>
    <meta:generator>LibreOffice/24.8.0.3$Windows_X86_64 LibreOffice_project/0bdf1299c94fe897b119f97f3c613e9dca6be583</meta:generator>
  </office:meta>
</office:document-meta>
</file>